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fo:font-weight="normal" officeooo:rsid="001d9603" officeooo:paragraph-rsid="001d9603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oft-page-break/><draw:frame draw:style-name="fr1" draw:name="Object2" text:anchor-type="as-char" svg:y="-0.1484in" svg:width="1.8972in" svg:height="0.2098in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3" text:anchor-type="as-char" svg:y="-0.1484in" svg:width="1.9598in" svg:height="0.2098in" draw:z-index="1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4" text:anchor-type="as-char" svg:y="-0.1484in" svg:width="3.1598in" svg:height="0.2098in" draw:z-index="2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ct5" text:anchor-type="as-char" svg:y="-0.1484in" svg:width="2.198in" svg:height="0.2098in" draw:z-index="3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ject6" text:anchor-type="as-char" svg:y="-0.1484in" svg:width="2.1925in" svg:height="0.1839in" draw:z-index="4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ct7" text:anchor-type="as-char" svg:y="-0.2437in" svg:width="1.2283in" svg:height="0.3929in" draw:z-index="5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ct8" text:anchor-type="as-char" svg:y="-0.2453in" svg:width="4.1138in" svg:height="0.3945in" draw:z-index="6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1" text:anchor-type="as-char" svg:y="-0.2437in" svg:width="3.5146in" svg:height="0.3929in" draw:z-index="7"><draw:object xlink:href="./Object 8" xlink:type="simple" xlink:show="embed" xlink:actuate="onLoad"/><draw:image xlink:href="./ObjectReplacements/Object 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0417in" fo:margin-bottom="0.0209in" fo:margin-left="0.052in" fo:margin-right="0.072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sukiyomi </meta:initial-creator>
    <meta:creation-date>2015-02-21T02:00:41.393440135</meta:creation-date>
    <dc:date>2015-02-24T13:18:36.559900190</dc:date>
    <dc:creator>Tsukiyomi </dc:creator>
    <meta:editing-duration>PT1H18M18S</meta:editing-duration>
    <meta:editing-cycles>3</meta:editing-cycles>
    <meta:generator>LibreOffice/4.2.7.2$Linux_X86_64 LibreOffice_project/420m0$Build-2</meta:generator>
    <meta:document-statistic meta:table-count="0" meta:image-count="0" meta:object-count="8" meta:page-count="2" meta:paragraph-count="1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i mathvariant="italic">Linear</mi>
      <mrow>
        <msub>
          <mi>V</mi>
          <mi mathvariant="italic">ds</mi>
        </msub>
        <mo stretchy="false">&lt;</mo>
        <mrow>
          <msub>
            <mi>V</mi>
            <mi mathvariant="italic">gs</mi>
          </msub>
          <mo stretchy="false">−</mo>
          <msub>
            <mi>V</mi>
            <mi>t</mi>
          </msub>
        </mrow>
      </mrow>
      <mi mathvariant="normal">:</mi>
      <mrow>
        <msub>
          <mi>I</mi>
          <mi>d</mi>
        </msub>
        <mo stretchy="false">=</mo>
        <mi>k</mi>
      </mrow>
      <mrow>
        <mi>'</mi>
        <mo stretchy="false">∗</mo>
        <mrow>
          <mo fence="true" stretchy="false">(</mo>
          <mrow>
            <mrow>
              <mfrac>
                <mi>W</mi>
                <mi>L</mi>
              </mfrac>
              <mo stretchy="false">∗</mo>
              <mrow>
                <mo fence="true" stretchy="false">[</mo>
                <mrow>
                  <mrow>
                    <mrow>
                      <mrow>
                        <mo fence="true" stretchy="false">(</mo>
                        <mrow>
                          <mrow>
                            <msub>
                              <mi>V</mi>
                              <mi mathvariant="italic">gs</mi>
                            </msub>
                            <mo stretchy="false">−</mo>
                            <msub>
                              <mi>V</mi>
                              <mi>t</mi>
                            </msub>
                          </mrow>
                        </mrow>
                        <mo fence="true" stretchy="false">)</mo>
                      </mrow>
                      <mo stretchy="false">∗</mo>
                      <msub>
                        <mi>V</mi>
                        <mi mathvariant="italic">ds</mi>
                      </msub>
                    </mrow>
                    <mo stretchy="false">−</mo>
                    <mrow>
                      <mfrac>
                        <mn>1</mn>
                        <mn>2</mn>
                      </mfrac>
                      <mo stretchy="false">∗</mo>
                      <msubsup>
                        <mi>V</mi>
                        <mi mathvariant="italic">ds</mi>
                        <mn>2</mn>
                      </msubsup>
                    </mrow>
                  </mrow>
                </mrow>
                <mo fence="true" stretchy="false">]</mo>
              </mrow>
            </mrow>
          </mrow>
          <mo fence="true" stretchy="false">)</mo>
        </mrow>
      </mrow>
    </mrow>
    <annotation encoding="StarMath 5.0">Linear V_ds &lt; V_gs - V_t :  I_d = k'*({W} over {L} *[(V_gs - V_t)*V_ds - {1} over {2}*V_ds^2 ])</annotation>
  </semantics>
</math>
</file>

<file path=Object 2/content.xml><?xml version="1.0" encoding="utf-8"?>
<math xmlns="http://www.w3.org/1998/Math/MathML" display="block">
  <semantics>
    <mrow>
      <msub>
        <mi>V</mi>
        <mi mathvariant="italic">gs</mi>
      </msub>
      <mo stretchy="false">=</mo>
      <mtext>gate to source voltage</mtext>
    </mrow>
    <annotation encoding="StarMath 5.0">V_gs = "gate to source voltage"
</annotation>
  </semantics>
</math>
</file>

<file path=Object 3/content.xml><?xml version="1.0" encoding="utf-8"?>
<math xmlns="http://www.w3.org/1998/Math/MathML" display="block">
  <semantics>
    <mrow>
      <msub>
        <mi>V</mi>
        <mi mathvariant="italic">ds</mi>
      </msub>
      <mo stretchy="false">=</mo>
      <mtext>drain to source voltage</mtext>
    </mrow>
    <annotation encoding="StarMath 5.0">V_ds = "drain to source voltage"</annotation>
  </semantics>
</math>
</file>

<file path=Object 4/content.xml><?xml version="1.0" encoding="utf-8"?>
<math xmlns="http://www.w3.org/1998/Math/MathML" display="block">
  <semantics>
    <mrow>
      <msub>
        <mi>I</mi>
        <mi>d</mi>
      </msub>
      <mo stretchy="false">=</mo>
      <mtext>Current flowing between drain and source</mtext>
    </mrow>
    <annotation encoding="StarMath 5.0">I_d = "Current flowing between drain and source"</annotation>
  </semantics>
</math>
</file>

<file path=Object 5/content.xml><?xml version="1.0" encoding="utf-8"?>
<math xmlns="http://www.w3.org/1998/Math/MathML" display="block">
  <semantics>
    <mrow>
      <msub>
        <mi>V</mi>
        <mi>t</mi>
      </msub>
      <mo stretchy="false">=</mo>
      <mtext>transistor threshold voltage</mtext>
    </mrow>
    <annotation encoding="StarMath 5.0">V_t = "transistor threshold voltage"</annotation>
  </semantics>
</math>
</file>

<file path=Object 6/content.xml><?xml version="1.0" encoding="utf-8"?>
<math xmlns="http://www.w3.org/1998/Math/MathML" display="block">
  <semantics>
    <mrow>
      <mi>k</mi>
      <mrow>
        <mi>'</mi>
        <mo stretchy="false">=</mo>
        <mtext>transistor transconductance</mtext>
      </mrow>
    </mrow>
    <annotation encoding="StarMath 5.0">k' = "transistor transconductance"</annotation>
  </semantics>
</math>
</file>

<file path=Object 7/content.xml><?xml version="1.0" encoding="utf-8"?>
<math xmlns="http://www.w3.org/1998/Math/MathML" display="block">
  <semantics>
    <mrow>
      <mfrac>
        <mi>W</mi>
        <mi>L</mi>
      </mfrac>
      <mo stretchy="false">=</mo>
      <mtext>W to L ratio</mtext>
    </mrow>
    <annotation encoding="StarMath 5.0">{W} over {L} = "W to L ratio" </annotation>
  </semantics>
</math>
</file>

<file path=Object 8/content.xml><?xml version="1.0" encoding="utf-8"?>
<math xmlns="http://www.w3.org/1998/Math/MathML" display="block">
  <semantics>
    <mrow>
      <mi mathvariant="italic">Saturated</mi>
      <mrow>
        <msub>
          <mi>V</mi>
          <mi mathvariant="italic">ds</mi>
        </msub>
        <mo stretchy="false">≥</mo>
        <mrow>
          <msub>
            <mi>V</mi>
            <mi mathvariant="italic">gs</mi>
          </msub>
          <mo stretchy="false">−</mo>
          <msub>
            <mi>V</mi>
            <mi>t</mi>
          </msub>
        </mrow>
      </mrow>
      <mi mathvariant="normal">:</mi>
      <mrow>
        <msub>
          <mi>I</mi>
          <mi>d</mi>
        </msub>
        <mo stretchy="false">=</mo>
        <mi>k</mi>
      </mrow>
      <mrow>
        <mi>'</mi>
        <mo stretchy="false">∗</mo>
        <mrow>
          <mo fence="true" stretchy="false">(</mo>
          <mrow>
            <mfrac>
              <mn>1</mn>
              <mn>2</mn>
            </mfrac>
          </mrow>
          <mo fence="true" stretchy="false">)</mo>
        </mrow>
      </mrow>
      <mrow>
        <mo fence="true" stretchy="false">(</mo>
        <mrow>
          <mfrac>
            <mi>W</mi>
            <mi>L</mi>
          </mfrac>
        </mrow>
        <mo fence="true" stretchy="false">)</mo>
      </mrow>
      <msup>
        <mrow>
          <mo fence="true" stretchy="false">(</mo>
          <mrow>
            <mrow>
              <msub>
                <mi>V</mi>
                <mi mathvariant="italic">gs</mi>
              </msub>
              <mo stretchy="false">−</mo>
              <msub>
                <mi>V</mi>
                <mi>t</mi>
              </msub>
            </mrow>
          </mrow>
          <mo fence="true" stretchy="false">)</mo>
        </mrow>
        <mn>2</mn>
      </msup>
    </mrow>
    <annotation encoding="StarMath 5.0">Saturated V_ds &gt;= V_gs - V_t :I_d = k'*({1} over {2})({W} over {L}) (V_gs - V_t)^2</annotation>
  </semantics>
</math>
</file>